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2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bda9d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daa4aef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0dce9327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c8e1b1"/>
    </style:style>
    <style:style style:name="P95" style:family="paragraph" style:parent-style-name="Footnote">
      <style:text-properties officeooo:paragraph-rsid="0fd38088"/>
    </style:style>
    <style:style style:name="P96" style:family="paragraph" style:parent-style-name="Footnote">
      <style:text-properties officeooo:paragraph-rsid="0fde5261" fo:background-color="transparent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Standard">
      <style:text-properties officeooo:paragraph-rsid="0ff09601"/>
    </style:style>
    <style:style style:name="P99" style:family="paragraph" style:parent-style-name="Footnote">
      <style:text-properties officeooo:paragraph-rsid="0ff65840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9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0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1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language="en" fo:country="GB"/>
    </style:style>
    <style:style style:name="T27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8" style:family="text">
      <style:text-properties fo:language="en" fo:country="GB" officeooo:rsid="0f28d107"/>
    </style:style>
    <style:style style:name="T279" style:family="text">
      <style:text-properties fo:language="en" fo:country="GB" officeooo:rsid="0fed6741"/>
    </style:style>
    <style:style style:name="T280" style:family="text">
      <style:text-properties officeooo:rsid="0f981b1c"/>
    </style:style>
    <style:style style:name="T281" style:family="text">
      <style:text-properties style:font-name="Liberation Mono" fo:font-size="8pt" style:font-size-asian="8pt" style:font-size-complex="8pt" loext:padding="0.049cm" loext:border="0.31pt solid #000000"/>
    </style:style>
    <style:style style:name="T282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9f6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ebaf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officeooo:rsid="0fff82c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155">Checklist for installing </text:span></text:span><text:span text:style-name="Strong_20_Emphasis"><text:span text:style-name="T155"><text:user-field-get text:name="Distro">Ubuntu</text:user-field-get></text:span></text:span><text:span text:style-name="Strong_20_Emphasis"><text:span text:style-name="T155"><text:s/></text:span></text:span><text:span text:style-name="Strong_20_Emphasis"><text:span text:style-name="T156"><text:user-field-get text:name="Version">22.04</text:user-field-get></text:span></text:span><text:span text:style-name="Strong_20_Emphasis"><text:span text:style-name="T156"><text:s/></text:span></text:span><text:span text:style-name="Strong_20_Emphasis"><text:span text:style-name="T161">LTS</text:span></text:span><text:span text:style-name="Strong_20_Emphasis"><text:span text:style-name="T157"><text:note text:id="ftn1" text:note-class="footnote"><text:note-citation>1</text:note-citation><text:note-body><text:p text:style-name="P99"><text:span text:style-name="T283">LTS stands for Long-Term Support, and this April </text:span><text:span text:style-name="Strong_20_Emphasis"><text:span text:style-name="T293"><text:user-field-get style:data-style-name="N0" text:name="Releaseyear">2022</text:user-field-get></text:span></text:span><text:span text:style-name="T284"><text:s/></text:span><text:span text:style-name="Strong_20_Emphasis"><text:span text:style-name="T289"><text:user-field-get text:name="Distro">Ubuntu</text:user-field-get></text:span></text:span><text:span text:style-name="T285"><text:s/></text:span><text:span text:style-name="T290"><text:user-field-get text:name="Version">22.04</text:user-field-get></text:span><text:span text:style-name="T290"><text:s/></text:span><text:span text:style-name="T291">LTS</text:span><text:span text:style-name="T290"> </text:span><text:span text:style-name="Strong_20_Emphasis"><text:span text:style-name="T292"><text:user-field-get text:name="Edition">Desktop</text:user-field-get></text:span></text:span><text:span text:style-name="T283"><text:s/>(codename jammy) will be supported for 5 years until April 2027, and with an </text:span><text:span text:style-name="T288">free personal </text:span><text:span text:style-name="T283">Ubuntu </text:span><text:span text:style-name="T286">P</text:span><text:span text:style-name="T283">ro</text:span><text:span text:style-name="T288"> </text:span><text:span text:style-name="T283">subscription for 1</text:span><text:span text:style-name="T287">0</text:span><text:span text:style-name="T283"> years until April 203</text:span><text:span text:style-name="T287">2</text:span><text:span text:style-name="T283">.</text:span></text:p></text:note-body></text:note></text:span></text:span><text:span text:style-name="Strong_20_Emphasis"><text:span text:style-name="T158"> </text:span></text:span><text:span text:style-name="Strong_20_Emphasis"><text:span text:style-name="T159"><text:user-field-get text:name="Edition">Desktop</text:user-field-get></text:span></text:span><text:span text:style-name="Strong_20_Emphasis"><text:span text:style-name="T160">.</text:span></text:span></text:p>
      <text:p text:style-name="P23"><text:span text:style-name="Strong_20_Emphasis"><text:span text:style-name="T95"/></text:span></text:p>
      <text:p text:style-name="P23"><text:span text:style-name="Strong_20_Emphasis"><text:span text:style-name="T228">This is a fillable PDF, no printing required.</text:span></text:span></text:p>
      <text:p text:style-name="P24"><text:span text:style-name="Strong_20_Emphasis"><text:span text:style-name="T154"/></text:span></text:p>
      <text:p text:style-name="P13"><text:span text:style-name="T177">Fill in the </text:span><text:span text:style-name="Strong_20_Emphasis"><text:span text:style-name="T65">text box</text:span></text:span><text:span text:style-name="T177"> behind the </text:span><text:span text:style-name="T186">underlined</text:span><text:span text:style-name="T178"> </text:span><text:span text:style-name="T177">words, see [explanation]:</text:span></text:p>
      <text:p text:style-name="P11"><text:span text:style-name="Definition"><text:span text:style-name="T277">user</text:span></text:span><text:span text:style-name="T229"><text:tab/><text:tab/></text:span><text:span text:style-name="T239"> <text:tab/><text:tab/><text:tab/> </text:span><text:span text:style-name="T230"><draw:control text:anchor-type="as-char" svg:y="-0.4cm" draw:z-index="7" draw:name="Gebruiker" draw:style-name="gr2" draw:text-style-name="P107" svg:width="6.4cm" svg:height="0.6cm" draw:control="control6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2">ull </text:span><text:span text:style-name="T240">na</text:span><text:span text:style-name="T242">me,</text:span><text:span text:style-name="T240"> </text:span><text:span text:style-name="T242">e.g.</text:span><text:span text:style-name="T240"> </text:span><text:span text:style-name="T241">J</text:span><text:span text:style-name="T244">ohn Doe</text:span><text:span text:style-name="T247">]</text:span></text:p>
      <text:p text:style-name="P71"><text:span text:style-name="Definition"><text:span text:style-name="T246">USER</text:span></text:span><text:span text:style-name="Definition"><text:span text:style-name="T276">na</text:span></text:span><text:span text:style-name="Definition"><text:span text:style-name="T278">me</text:span></text:span><text:span text:style-name="T245"><text:tab/><text:tab/><text:tab/> </text:span><text:span text:style-name="T245"><draw:control text:anchor-type="as-char" svg:y="-0.4cm" draw:z-index="16" draw:name="Gberuikersnaam 2" draw:style-name="gr2" draw:text-style-name="P107" svg:width="6.4cm" svg:height="0.6cm" draw:control="control15"><svg:title>Gebruikersnaam</svg:title><svg:desc>Korte naam, bijv. jan</svg:desc></draw:control></text:span><text:span text:style-name="T245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8">j</text:span><text:span text:style-name="T170">oh</text:span><text:span text:style-name="T168">n</text:span><text:span text:style-name="T169">]</text:span></text:p>
      <text:p text:style-name="P10"><text:span text:style-name="Definition"><text:span text:style-name="T276">COMPUTERNA</text:span></text:span><text:span text:style-name="Definition"><text:span text:style-name="T278">me</text:span></text:span><text:span text:style-name="T248"><text:tab/> </text:span><text:span text:style-name="T276"><draw:control text:anchor-type="as-char" svg:y="-0.4cm" draw:z-index="8" draw:name="Computernaam" draw:style-name="gr2" draw:text-style-name="P107" svg:width="6.4cm" svg:height="0.6cm" draw:control="control7"><svg:title>Computernaam</svg:title><svg:desc>Unieke naam van de computer</svg:desc></draw:control></text:span><text:span text:style-name="T276"><text:s text:c="2"/></text:span><text:span text:style-name="T249">[</text:span><text:span text:style-name="T255">N</text:span><text:span text:style-name="T250">a</text:span><text:span text:style-name="T254">me of the</text:span><text:span text:style-name="T250"> compute</text:span><text:span text:style-name="T251">r, </text:span><text:span text:style-name="T254">e.g.</text:span><text:span text:style-name="T252"> </text:span><text:span text:style-name="T253">pc02</text:span><text:span text:style-name="T249">]</text:span></text:p>
      <text:p text:style-name="P14"><text:span text:style-name="Definition"><text:span text:style-name="T257">USER</text:span></text:span><text:span text:style-name="T256"><text:tab/><text:tab/></text:span><text:span text:style-name="T239"> <text:tab/><text:tab/><text:tab/> </text:span><text:span text:style-name="T230"><draw:control text:anchor-type="as-char" svg:y="-0.4cm" draw:z-index="13" draw:name="Gebruiker 1" draw:style-name="gr2" draw:text-style-name="P107" svg:width="6.4cm" svg:height="0.6cm" draw:control="control12"><svg:title>Gebruiker</svg:title><svg:desc>Volledige naam, bijv. Jan Stek</svg:desc></draw:control></text:span><text:span text:style-name="T230"><text:s text:c="2"/></text:span><text:span text:style-name="T231">[</text:span><text:span text:style-name="T238">F</text:span><text:span text:style-name="T233">ull </text:span><text:span text:style-name="T234">na</text:span><text:span text:style-name="T235">me</text:span><text:span text:style-name="T234"> possibly </text:span><text:span text:style-name="T237">2</text:span><text:span text:style-name="T270">nd</text:span><text:span text:style-name="T237"> </text:span><text:span text:style-name="T236">user</text:span><text:span text:style-name="T243">]</text:span></text:p>
      <text:p text:style-name="P97"><text:span text:style-name="Definition"><text:span text:style-name="T257">USERN</text:span></text:span><text:span text:style-name="Definition"><text:span text:style-name="T258">a</text:span></text:span><text:span text:style-name="Definition"><text:span text:style-name="T259">me</text:span></text:span><text:span text:style-name="Definition"><text:span text:style-name="T264"><text:tab/><text:tab/><text:tab/> </text:span></text:span><text:span text:style-name="T245"><draw:control text:anchor-type="as-char" svg:y="-0.4cm" draw:z-index="14" draw:name="Gberuikersnaam 1" draw:style-name="gr2" draw:text-style-name="P107" svg:width="6.4cm" svg:height="0.6cm" draw:control="control13"><svg:title>Gebruikersnaam</svg:title><svg:desc>Korte naam, bijv. jan</svg:desc></draw:control></text:span><text:span text:style-name="T245"><text:s text:c="2"/></text:span><text:span text:style-name="T261">[</text:span><text:span text:style-name="T263">U</text:span><text:span text:style-name="T262">ser</text:span><text:span text:style-name="T260"> </text:span><text:span text:style-name="T266">na</text:span><text:span text:style-name="T267">me</text:span><text:span text:style-name="T266"> possibly </text:span><text:span text:style-name="T269">2</text:span><text:span text:style-name="T271">nd</text:span><text:span text:style-name="T269"> </text:span><text:span text:style-name="T268">user</text:span><text:span text:style-name="T265">]</text:span></text:p>
      <text:p text:style-name="P12"><text:span text:style-name="T171">Replace the </text:span><text:span text:style-name="T185">underlined</text:span><text:span text:style-name="T171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71">.</text:span></text:p>
      <text:p text:style-name="P55"/>
      <text:p text:style-name="P55"/>
      <text:p text:style-name="P9"><text:span text:style-name="T181">Not yet on Linux?</text:span><text:span text:style-name="T172"><text:tab/></text:span><text:span text:style-name="T179"><text:tab/></text:span><text:span text:style-name="T180">Use</text:span><text:span text:style-name="T173"> </text:span><text:span text:style-name="Strong_20_Emphasis"><text:span text:style-name="T183">Checklist </text:span></text:span><text:span text:style-name="Strong_20_Emphasis"><text:span text:style-name="T184">transfer</text:span></text:span><text:span text:style-name="T173"> o</text:span><text:span text:style-name="T176">n</text:span><text:span text:style-name="T17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74"> </text:span><text:span text:style-name="T176">u</text:span><text:span text:style-name="T174">nder </text:span><text:span text:style-name="T182">Linux</text:span><text:span text:style-name="T175">.</text:span></text:p>
      <text:p text:style-name="P48"><text:span text:style-name="T199">New installation?</text:span><text:span text:style-name="T201"><text:tab/></text:span><text:span text:style-name="T203"></text:span><text:span text:style-name="T204"><text:tab/>Start at chapter</text:span><text:span text:style-name="T201"> </text:span><text:span text:style-name="T199"><text:bookmark-ref text:reference-format="page" text:ref-name="__RefNumPara__4009_1271708128">2</text:bookmark-ref></text:span><text:span text:style-name="T201"><text:s text:c="2"/></text:span><text:span text:style-name="T200"><text:bookmark-ref text:reference-format="text" text:ref-name="__RefNumPara__4009_1271708128">Perform installation</text:bookmark-ref></text:span><text:span text:style-name="T202">.</text:span></text:p>
      <text:p text:style-name="P31"/>
      <text:p text:style-name="P31"/>
      <text:list xml:id="list3589545473" text:style-name="L1">
        <text:list-item>
          <text:p text:style-name="P102"><text:bookmark-start text:name="__RefNumPara__4083_1271708128"/>Prepar<text:span text:style-name="T280">e </text:span>installation<text:bookmark-end text:name="__RefNumPara__4083_1271708128"/></text:p>
        </text:list-item>
      </text:list>
      <text:p text:style-name="P1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11" draw:name="Vorm3_0" draw:style-name="gr1" draw:text-style-name="P10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20" draw:name="Vorm3_ 1" draw:style-name="gr1" draw:text-style-name="P10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4"><text:span text:style-name="User_20_Entry"><text:span text:style-name="T111">Login any additional </text:span></text:span><text:span text:style-name="Definition"><text:span text:style-name="T275">USER</text:span></text:span><text:span text:style-name="User_20_Entry"><text:span text:style-name="T115">s</text:span></text:span><text:span text:style-name="User_20_Entry"><text:span text:style-name="T118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8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1">Super</text:span> key is the Windows key, Command key (Apple), or Magnifier key<text:span text:style-name="T196"> </text:span><text:span text:style-name="T197">(Chromebook)</text:span><text:span text:style-name="T196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2"><text:span text:style-name="T13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80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80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1" draw:name="Vorm 3" draw:style-name="gr1" draw:text-style-name="P10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8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9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2" office:value-type="string">
            <text:p text:style-name="P65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19"/>
      <text:list xml:id="list92413114315951"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9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7">Boot the computer from</text:span><text:span text:style-name="T195"><text:note text:id="ftn5" text:note-class="footnote"><text:note-citation>1</text:note-citation><text:note-body><text:p text:style-name="P96"><text:span text:style-name="T119">Boot menu/Setup via one of the </text:span><text:span text:style-name="T120">f</text:span><text:span text:style-name="T119">requently used keys:</text:span> <text:span text:style-name="T282">Esc</text:span><text:span text:style-name="T276">, </text:span><text:span text:style-name="T282">Delete</text:span><text:span text:style-name="T276">, </text:span><text:span text:style-name="T282">F1</text:span><text:span text:style-name="T276">, </text:span><text:span text:style-name="T282">F2</text:span><text:span text:style-name="T276">, </text:span><text:span text:style-name="T282">F9</text:span><text:span text:style-name="T276">, </text:span><text:span text:style-name="T282">F10</text:span><text:span text:style-name="T276">, </text:span><text:span text:style-name="T282">F11</text:span><text:span text:style-name="T276">, </text:span><text:span text:style-name="T279">or </text:span><text:span text:style-name="T282">F12</text:span><text:span text:style-name="T276">.</text:span></text:p></text:note-body></text:note></text:span><text:span text:style-name="T187"> an</text:span><text:span text:style-name="T191"> </text:span><text:span text:style-name="Strong_20_Emphasis"><text:span text:style-name="T164"><text:user-field-get text:name="Distro">Ubuntu</text:user-field-get></text:span></text:span><text:span text:style-name="T194"><text:s/></text:span><text:span text:style-name="T165"><text:user-field-get text:name="Version">22.04</text:user-field-get></text:span><text:span text:style-name="T165"><text:s/></text:span><text:span text:style-name="T166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3"><text:span text:style-name="T18">From a Live USB stick you can boot and work with </text:span><text:span text:style-name="Strong_20_Emphasis"><text:span text:style-name="T198"><text:user-field-get text:name="Distro">Ubuntu</text:user-field-get></text:span></text:span><text:span text:style-name="Strong_20_Emphasis"><text:span text:style-name="T198"><text:s/></text:span></text:span><text:span text:style-name="T18">without modifying any files on the hard drive and also allows installation of </text:span><text:span text:style-name="Strong_20_Emphasis"><text:span text:style-name="T198"><text:user-field-get text:name="Distro">Ubuntu</text:user-field-get></text:span></text:span><text:span text:style-name="Strong_20_Emphasis"><text:span text:style-name="T198">.</text:span></text:span></text:p></text:note-body></text:note></text:span><text:span text:style-name="T187"> USB stick</text:span><text:span text:style-name="T91"><text:note text:id="ftn7" text:note-class="footnote"><text:note-citation>3</text:note-citation><text:note-body><text:p text:style-name="P95"><text:span text:style-name="Strong_20_Emphasis"><text:span text:style-name="T112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2">ubuntu.com</text:span></text:span></text:a><text:span text:style-name="Strong_20_Emphasis"><text:span text:style-name="T113">,</text:span></text:span><text:span text:style-name="Strong_20_Emphasis"><text:span text:style-name="T112"> click </text:span></text:span><text:span text:style-name="Strong_20_Emphasis"><text:span text:style-name="T114">consecutively </text:span></text:span><text:span text:style-name="Strong_20_Emphasis"><text:span text:style-name="T117">Download</text:span></text:span><text:span text:style-name="Strong_20_Emphasis"><text:span text:style-name="T114"> &gt; </text:span></text:span><text:span text:style-name="Strong_20_Emphasis"><text:span text:style-name="T117">Get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16"><text:user-field-get text:name="Edition">Desktop</text:user-field-get></text:span></text:span><text:span text:style-name="Strong_20_Emphasis"><text:span text:style-name="T112"><text:s/>&gt; </text:span></text:span><text:span text:style-name="Strong_20_Emphasis"><text:span text:style-name="T117">Download </text:span></text:span><text:span text:style-name="Strong_20_Emphasis"><text:span text:style-name="T116"><text:user-field-get text:name="Version">22.04</text:user-field-get></text:span></text:span><text:span text:style-name="Strong_20_Emphasis"><text:span text:style-name="T116">….</text:span></text:span><text:span text:style-name="Strong_20_Emphasis"><text:span text:style-name="T112"><text:line-break/></text:span></text:span><text:span text:style-name="Strong_20_Emphasis"><text:span text:style-name="T121">The next steps are described in </text:span></text:span><text:span text:style-name="Strong_20_Emphasis"><text:span text:style-name="T122">Linux informati</text:span></text:span><text:span text:style-name="Strong_20_Emphasis"><text:span text:style-name="T123">on</text:span></text:span><text:span text:style-name="Strong_20_Emphasis"><text:span text:style-name="T121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3">karelzimmer.nl</text:span></text:span></text:a><text:span text:style-name="Strong_20_Emphasis"><text:span text:style-name="T121">, under </text:span></text:span><text:span text:style-name="Strong_20_Emphasis"><text:span text:style-name="T122">Linux</text:span></text:span><text:span text:style-name="Strong_20_Emphasis"><text:span text:style-name="T121">.</text:span></text:span></text:p></text:note-body></text:note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29"><text:span text:style-name="T167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69"><draw:control text:anchor-type="as-char" draw:z-index="17" draw:name="Vorm 5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6"><text:span text:style-name="T189">C</text:span><text:span text:style-name="T190">lick</text:span><text:span text:style-name="T189"> </text:span><text:span text:style-name="T193">In</text:span><text:span text:style-name="T192">stall Ubuntu</text:span><text:span text:style-name="T188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133">Follow the instructions on the </text:span></text:span><text:span text:style-name="Strong_20_Emphasis"><text:span text:style-name="T134">installation </text:span></text:span><text:span text:style-name="Strong_20_Emphasis"><text:span text:style-name="T133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38"><draw:control text:anchor-type="as-char" draw:z-index="15" draw:name="Vorm 1" draw:style-name="gr1" draw:text-style-name="P10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6"><text:span text:style-name="T223">At</text:span><text:span text:style-name="T219"> </text:span><text:span text:style-name="T225">Who are you?</text:span><text:span text:style-name="Strong_20_Emphasis"><text:span text:style-name="T216">: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9" office:value-type="string">
            <text:p text:style-name="P17"><text:span text:style-name="Strong_20_Emphasis"><text:span text:style-name="T217">E</text:span></text:span><text:span text:style-name="T219">nter your </text:span><text:span text:style-name="T226">Your n</text:span><text:span text:style-name="T225">ame </text:span><text:span text:style-name="Definition"><text:span text:style-name="T14">USER</text:span></text:span><text:span text:style-name="Strong_20_Emphasis"><text:span text:style-name="T215">, <text:line-break/></text:span></text:span><text:span text:style-name="Strong_20_Emphasis"><text:span text:style-name="T221">Y</text:span></text:span><text:span text:style-name="Strong_20_Emphasis"><text:span text:style-name="T220">our computer</text:span></text:span><text:span text:style-name="Strong_20_Emphasis"><text:span text:style-name="T22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4">,<text:line-break/></text:span></text:span><text:span text:style-name="Strong_20_Emphasis"><text:span text:style-name="T222">Pick</text:span></text:span><text:span text:style-name="Strong_20_Emphasis"><text:span text:style-name="T220"> a username</text:span></text:span><text:span text:style-name="Strong_20_Emphasis"><text:span text:style-name="T21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4">, </text:span></text:span><text:span text:style-name="Strong_20_Emphasis"><text:span text:style-name="T218">and</text:span></text:span><text:span text:style-name="Strong_20_Emphasis"><text:span text:style-name="T214"><text:line-break/></text:span></text:span><text:span text:style-name="Strong_20_Emphasis"><text:span text:style-name="T213">enter a </text:span></text:span><text:span text:style-name="Strong_20_Emphasis"><text:span text:style-name="T224">password</text:span></text:span><text:span text:style-name="Strong_20_Emphasis"><text:span text:style-name="T213"> twice.</text:span></text:span></text:p>
          </table:table-cell>
        </table:table-row>
      </table:table>
      <text:p text:style-name="P58"><text:span text:style-name="Strong_20_Emphasis"><text:span text:style-name="T71"/></text:span></text:p>
      <text:list xml:id="list92412340937711" text:continue-numbering="true" text:style-name="L1">
        <text:list-item>
          <text:p text:style-name="P101"><text:span text:style-name="Strong_20_Emphasis"><text:span text:style-name="T89">Finish installation</text:span></text:span></text:p>
        </text:list-item>
      </text:list>
      <text:p text:style-name="P5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5" draw:name="Vorm24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62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7"><text:span text:style-name="Strong_20_Emphasis"><text:span text:style-name="T107"><draw:control text:anchor-type="as-char" draw:z-index="22" draw:name="Vorm4_ 1" draw:style-name="gr1" draw:text-style-name="P10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6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0"><text:span text:style-name="Strong_20_Emphasis"><text:span text:style-name="T142"><draw:control text:anchor-type="as-char" draw:z-index="24" draw:name="Vorm13_ 5" draw:style-name="gr1" draw:text-style-name="P10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2">Add any additional </text:span></text:span><text:span text:style-name="Strong_20_Emphasis"><text:span text:style-name="T151">user</text:span></text:span><text:span text:style-name="Strong_20_Emphasis"><text:span text:style-name="T142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9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10"><text:note text:id="ftn8" text:note-class="footnote"><text:note-citation>1</text:note-citation><text:note-body><text:p text:style-name="P56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142">, typ </text:span></text:span><text:span text:style-name="Strong_20_Emphasis"><text:span text:style-name="T148">use</text:span></text:span><text:span text:style-name="Strong_20_Emphasis"><text:span text:style-name="T147">r</text:span></text:span><text:span text:style-name="Strong_20_Emphasis"><text:span text:style-name="T142"> and click behind </text:span></text:span><text:span text:style-name="Strong_20_Emphasis"><text:span text:style-name="T147">Settings</text:span></text:span><text:span text:style-name="Strong_20_Emphasis"><text:span text:style-name="T142"> on </text:span></text:span><text:span text:style-name="Strong_20_Emphasis"><text:span text:style-name="T147">User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ick </text:span></text:span><text:span text:style-name="Strong_20_Emphasis"><text:span text:style-name="T147">Unlock</text:span></text:span><text:span text:style-name="Strong_20_Emphasis"><text:span text:style-name="T142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ick </text:span></text:span><text:span text:style-name="Strong_20_Emphasis"><text:span text:style-name="T147">Add</text:span></text:span><text:span text:style-name="Strong_20_Emphasis"><text:span text:style-name="T142"> </text:span></text:span><text:span text:style-name="Strong_20_Emphasis"><text:span text:style-name="T147">User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hoose </text:span></text:span><text:span text:style-name="Strong_20_Emphasis"><text:span text:style-name="T147">Account Type</text:span></text:span><text:span text:style-name="Strong_20_Emphasis"><text:span text:style-name="T142">, </text:span></text:span><text:span text:style-name="Strong_20_Emphasis"><text:span text:style-name="T147">Standard</text:span></text:span><text:span text:style-name="Strong_20_Emphasis"><text:span text:style-name="T142"> or </text:span></text:span><text:span text:style-name="Strong_20_Emphasis"><text:span text:style-name="T147">Admin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4">Enter</text:span></text:span><text:span text:style-name="Strong_20_Emphasis"><text:span text:style-name="T142"> </text:span></text:span><text:span text:style-name="Strong_20_Emphasis"><text:span text:style-name="T149">Name</text:span></text:span><text:span text:style-name="Strong_20_Emphasis"><text:span text:style-name="T143"> </text:span></text:span><text:span text:style-name="Strong_20_Emphasis"><text:span text:style-name="T152">user</text:span></text:span><text:span text:style-name="Strong_20_Emphasis"><text:span text:style-name="T143"> </text:span></text:span><text:span text:style-name="Strong_20_Emphasis"><text:span text:style-name="T144">and</text:span></text:span><text:span text:style-name="Strong_20_Emphasis"><text:span text:style-name="T143"> </text:span></text:span><text:span text:style-name="Strong_20_Emphasis"><text:span text:style-name="T149">Username</text:span></text:span><text:span text:style-name="Strong_20_Emphasis"><text:span text:style-name="T143"> </text:span></text:span><text:span text:style-name="Strong_20_Emphasis"><text:span text:style-name="T153">username</text:span></text:span><text:span text:style-name="Strong_20_Emphasis"><text:span text:style-name="T143">, </text:span></text:span><text:span text:style-name="Strong_20_Emphasis"><text:span text:style-name="T145">and click </text:span></text:span><text:span text:style-name="Strong_20_Emphasis"><text:span text:style-name="T150">Add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6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2">Close the </text:span></text:span><text:span text:style-name="Strong_20_Emphasis"><text:span text:style-name="T147">Users</text:span></text:span><text:span text:style-name="Strong_20_Emphasis"><text:span text:style-name="T142">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25" draw:name="Vorm4_ 3" draw:style-name="gr1" draw:text-style-name="P106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6"><text:span text:style-name="Strong_20_Emphasis"><text:span text:style-name="T97">P</text:span></text:span><text:span text:style-name="Strong_20_Emphasis"><text:span text:style-name="T98">ress the </text:span></text:span><text:span text:style-name="Strong_20_Emphasis"><text:span text:style-name="T141">Super</text:span></text:span><text:span text:style-name="Strong_20_Emphasis"><text:span text:style-name="T99"> </text:span></text:span><text:span text:style-name="Strong_20_Emphasis"><text:span text:style-name="T100">key</text:span></text:span><text:span text:style-name="Strong_20_Emphasis"><text:span text:style-name="T27">1</text:span></text:span><text:span text:style-name="Strong_20_Emphasis"><text:span text:style-name="T101">, </text:span></text:span><text:span text:style-name="Strong_20_Emphasis"><text:span text:style-name="T102">type</text:span></text:span><text:span text:style-name="Strong_20_Emphasis"><text:span text:style-name="T103"> </text:span></text:span><text:span text:style-name="Strong_20_Emphasis"><text:span text:style-name="T108">upd</text:span></text:span><text:span text:style-name="Strong_20_Emphasis"><text:span text:style-name="T104"> </text:span></text:span><text:span text:style-name="Strong_20_Emphasis"><text:span text:style-name="T105">and click the </text:span></text:span><text:span text:style-name="Strong_20_Emphasis"><text:span text:style-name="T109">Software updater</text:span></text:span><text:span text:style-name="Strong_20_Emphasis"><text:span text:style-name="T105"> icon</text:span></text:span><text:span text:style-name="Strong_20_Emphasis"><text:span text:style-name="T10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7">If updated software <text:span text:style-name="T303">is </text:span>available click <text:span text:style-name="T302">Install Now</text:span>.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"><text:span text:style-name="Strong_20_Emphasis"><text:span text:style-name="T10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79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9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6"><text:span text:style-name="T15">Type these two commands, each followed by the</text:span><text:span text:style-name="Strong_20_Emphasis"><text:span text:style-name="T44"> </text:span></text:span><text:span text:style-name="Strong_20_Emphasis"><text:span text:style-name="T14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1" office:value-type="string">
            <text:p text:style-name="P81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2" office:value-type="string">
            <text:p text:style-name="P81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4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6" draw:name="Vorm37" draw:style-name="gr1" draw:text-style-name="P106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6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6" office:value-type="string">
            <text:p text:style-name="P98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9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59"><text:span text:style-name="Strong_20_Emphasis"><text:span text:style-name="T28"><text:tab/></text:span></text:span></text:p>
      <text:p text:style-name="P60"><text:span text:style-name="Strong_20_Emphasis"><text:span text:style-name="T48"/></text:span></text:p>
      <text:p text:style-name="P61"><text:span text:style-name="Strong_20_Emphasis"><text:span text:style-name="T45"/></text:span></text:p>
      <text:list xml:id="list92412745831464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27">rovision user</text:span></text:span></text:p>
        </text:list-item>
      </text:list>
      <text:p text:style-name="P2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0" draw:name="Vorm40_0" draw:style-name="gr1" draw:text-style-name="P106" svg:width="0.35cm" svg:height="0.35cm" draw:control="control9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8" draw:name="Vorm40_ 1" draw:style-name="gr1" draw:text-style-name="P106" svg:width="0.35cm" svg:height="0.35cm" draw:control="control17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5"><text:span text:style-name="User_20_Entry"><text:span text:style-name="T125">Login any additional </text:span></text:span><text:span text:style-name="Definition"><text:span text:style-name="T274">USER</text:span></text:span><text:span text:style-name="User_20_Entry"><text:span text:style-name="T124">s </text:span></text:span><text:span text:style-name="User_20_Entry"><text:span text:style-name="T12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107"><draw:control text:anchor-type="as-char" draw:z-index="23" draw:name="Vorm4_ 2" draw:style-name="gr1" draw:text-style-name="P106" svg:width="0.35cm" svg:height="0.35cm" draw:control="control22"/></text:span></text:span></text:p>
          </table:table-cell>
          <table:table-cell table:style-name="Tabel2.D2" office:value-type="string">
            <text:p text:style-name="P35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2" draw:name="Vorm40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9" draw:name="Vorm40_ 2" draw:style-name="gr1" draw:text-style-name="P106" svg:width="0.35cm" svg:height="0.35cm" draw:control="control18"/></text:span></text:span></text:p>
          </table:table-cell>
          <table:table-cell table:style-name="Tabel2.D5" office:value-type="string">
            <text:p text:style-name="P27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6" office:value-type="string">
            <text:p text:style-name="P30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9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7"><text:span text:style-name="T210">The </text:span><text:span text:style-name="T212">Super</text:span><text:span text:style-name="T210"> key is the Windows key, Command key (Apple), or Magnifier key </text:span><text:span text:style-name="T211">(Chromebook)</text:span><text:span text:style-name="T210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7" office:value-type="string">
            <text:p text:style-name="P28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8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37"/>
      <text:p text:style-name="P38"/>
      <text:p text:style-name="P49"><text:span text:style-name="T208">End of checklist,</text:span><text:span text:style-name="T209"> </text:span><text:span text:style-name="Strong_20_Emphasis"><text:span text:style-name="T162"><text:user-field-get text:name="Distro">Ubuntu</text:user-field-get></text:span></text:span><text:span text:style-name="T207"><text:s/></text:span><text:span text:style-name="T205"><text:user-field-get text:name="Version">22.04</text:user-field-get></text:span><text:span text:style-name="T205"><text:s/></text:span><text:span text:style-name="T206">LTS</text:span><text:span text:style-name="Strong_20_Emphasis"><text:span text:style-name="T163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8">installation is complete.</text:span></text:p>
      <text:p text:style-name="P22"/>
      <text:p text:style-name="P15"><text:span text:style-name="Emphasis"><text:span text:style-name="T297">Written</text:span></text:span><text:span text:style-name="Emphasis"><text:span text:style-name="T298"> </text:span></text:span><text:span text:style-name="Emphasis"><text:span text:style-name="T297">by</text:span></text:span><text:span text:style-name="Emphasis"><text:span text:style-name="T29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301">Karel Zimmer</text:span></text:span></text:a><text:span text:style-name="Emphasis"><text:span text:style-name="T299">.</text:span></text:span></text:p>
      <text:p text:style-name="P105"><text:span text:style-name="Emphasis"><text:span text:style-name="T295">C</text:span></text:span><text:span text:style-name="Emphasis"><text:span text:style-name="T296">C0</text:span></text:span><text:span text:style-name="Emphasis"><text:span text:style-name="T299"> 1.0 </text:span></text:span><text:span text:style-name="Emphasis"><text:span text:style-name="T300">Universal</text:span></text:span><text:span text:style-name="Emphasis"><text:span text:style-name="T294"> </text:span></text:span><text:span text:style-name="Emphasis"><text:span text:style-name="T29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4-16T09:24:11.802316959">16/04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16T09:24:11.669812268</dc:date>
    <meta:keyword>Installatie</meta:keyword>
    <meta:keyword>Checklist</meta:keyword>
    <meta:keyword>Linux</meta:keyword>
    <meta:editing-cycles>6870</meta:editing-cycles>
    <meta:editing-duration>P12DT2H44M45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7" meta:word-count="634" meta:character-count="3933" meta:non-whitespace-character-count="3341"/>
    <meta:user-defined meta:name="Info 1"/>
    <meta:user-defined meta:name="Info 2"/>
    <meta:user-defined meta:name="Info 3"/>
    <meta:user-defined meta:name="Info 4"/>
  </office:meta>
</office:document-meta>
</file>